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Georgia" fo:font-size="13pt" fo:font-weight="bold" style:font-size-asian="13pt" style:font-weight-asian="bold"/>
    </style:style>
    <style:style style:name="P2" style:family="paragraph" style:parent-style-name="Standard">
      <style:text-properties fo:color="#000000" loext:opacity="100%" style:font-name="Georgia" fo:font-size="13pt" fo:font-weight="normal" officeooo:rsid="00703b19" officeooo:paragraph-rsid="0037dac6" style:font-size-asian="13pt" style:font-weight-asian="normal" style:font-weight-complex="normal"/>
    </style:style>
    <style:style style:name="P3" style:family="paragraph" style:parent-style-name="Standard">
      <style:text-properties fo:color="#000000" loext:opacity="100%" style:font-name="Georgia" fo:font-size="11pt" fo:font-weight="bold" officeooo:paragraph-rsid="002170b7" style:font-size-asian="11pt" style:font-weight-asian="bold" style:font-size-complex="11pt"/>
    </style:style>
    <style:style style:name="P4" style:family="paragraph" style:parent-style-name="Standard">
      <style:text-properties fo:color="#000000" loext:opacity="100%" style:font-name="Georgia" fo:font-size="11pt" fo:font-weight="bold" officeooo:rsid="0037d2b0" officeooo:paragraph-rsid="0037d2b0" style:font-size-asian="11pt" style:font-weight-asian="bold" style:font-size-complex="11pt"/>
    </style:style>
    <style:style style:name="P5" style:family="paragraph" style:parent-style-name="Standard">
      <style:text-properties fo:color="#000000" loext:opacity="100%" style:font-name="Georgia" fo:font-size="11pt" fo:font-weight="normal" officeooo:rsid="002170b7" officeooo:paragraph-rsid="002170b7" style:font-size-asian="11pt" style:font-weight-asian="normal" style:font-size-complex="11pt" style:font-weight-complex="normal"/>
    </style:style>
    <style:style style:name="P6" style:family="paragraph" style:parent-style-name="Standard">
      <style:text-properties fo:color="#000000" loext:opacity="100%" style:font-name="Georgia" fo:font-size="11pt" fo:font-weight="normal" officeooo:rsid="0039e373" officeooo:paragraph-rsid="003c0081" style:font-size-asian="11pt" style:font-weight-asian="normal" style:font-size-complex="11pt" style:font-weight-complex="normal"/>
    </style:style>
    <style:style style:name="P7" style:family="paragraph" style:parent-style-name="Standard">
      <style:text-properties fo:color="#000000" loext:opacity="100%" style:font-name="Georgia" fo:font-size="11pt" fo:font-weight="normal" officeooo:rsid="004a4849" officeooo:paragraph-rsid="002170b7" style:font-size-asian="11pt" style:font-weight-asian="normal" style:font-size-complex="11pt" style:font-weight-complex="normal"/>
    </style:style>
    <style:style style:name="P8" style:family="paragraph" style:parent-style-name="Standard">
      <style:text-properties fo:color="#000000" loext:opacity="100%" style:font-name="Georgia" fo:font-size="11pt" fo:font-weight="normal" officeooo:rsid="004a4849" officeooo:paragraph-rsid="004a4849" style:font-size-asian="11pt" style:font-weight-asian="normal" style:font-size-complex="11pt" style:font-weight-complex="normal"/>
    </style:style>
    <style:style style:name="P9" style:family="paragraph" style:parent-style-name="Standard">
      <style:text-properties fo:color="#000000" loext:opacity="1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0" style:family="paragraph" style:parent-style-name="Standard">
      <style:text-properties fo:color="#000000" loext:opacity="1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 style:family="paragraph" style:parent-style-name="Standard">
      <style:text-properties fo:color="#000000" loext:opacity="1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 style:family="paragraph" style:parent-style-name="Standard">
      <style:text-properties fo:color="#000000" loext:opacity="100%" style:font-name="Georgia" fo:font-weight="normal" officeooo:rsid="00202dc6" officeooo:paragraph-rsid="002170b7" style:font-weight-asian="normal" style:font-weight-complex="normal"/>
    </style:style>
    <style:style style:name="P14" style:family="paragraph" style:parent-style-name="Standard">
      <style:text-properties fo:color="#000000" loext:opacity="100%" officeooo:rsid="00202dc6" officeooo:paragraph-rsid="002170b7"/>
    </style:style>
    <style:style style:name="P15" style:family="paragraph" style:parent-style-name="Standard">
      <style:text-properties fo:color="#000000" loext:opacity="100%" fo:font-size="11pt" officeooo:paragraph-rsid="002170b7" style:font-size-asian="11pt" style:font-size-complex="11pt"/>
    </style:style>
    <style:style style:name="P16" style:family="paragraph" style:parent-style-name="Standard">
      <style:text-properties style:font-name="Georgia" fo:font-weight="normal" officeooo:rsid="00703b19" officeooo:paragraph-rsid="0037dac6" style:font-weight-asian="normal" style:font-weight-complex="normal"/>
    </style:style>
    <style:style style:name="P17" style:family="paragraph" style:parent-style-name="Standard" style:master-page-name="Standard">
      <style:paragraph-properties style:page-number="auto"/>
      <style:text-properties fo:color="#000000" loext:opacity="100%" style:font-name="Georgia" fo:font-size="13pt" fo:font-weight="bold" style:font-size-asian="13pt" style:font-weight-asian="bold"/>
    </style:style>
    <style:style style:name="P18" style:family="paragraph" style:parent-style-name="Standard">
      <style:text-properties fo:color="#000000" loext:opacity="100%" style:font-name="Georgia" fo:font-size="11pt" fo:font-weight="normal" officeooo:rsid="0052a83d" officeooo:paragraph-rsid="0052a83d" style:font-size-asian="11pt" style:font-weight-asian="normal" style:font-size-complex="11pt" style:font-weight-complex="normal"/>
    </style:style>
    <style:style style:name="P19" style:family="paragraph" style:parent-style-name="Standard">
      <style:text-properties fo:color="#000000" loext:opacity="100%" style:font-name="Georgia" fo:font-size="11pt" fo:font-weight="normal" officeooo:rsid="005c38d8" officeooo:paragraph-rsid="005c38d8" style:font-size-asian="11pt" style:font-weight-asian="normal" style:font-size-complex="11pt" style:font-weight-complex="normal"/>
    </style:style>
    <style:style style:name="P20" style:family="paragraph" style:parent-style-name="Standard">
      <style:text-properties fo:color="#000000" loext:opacity="100%" style:font-name="Georgia" fo:font-size="11pt" fo:font-weight="normal" officeooo:rsid="00228fcc" officeooo:paragraph-rsid="002170b7" style:font-size-asian="11pt" style:font-weight-asian="normal" style:font-size-complex="11pt" style:font-weight-complex="normal"/>
    </style:style>
    <style:style style:name="P21" style:family="paragraph" style:parent-style-name="Standard">
      <style:text-properties fo:color="#000000" loext:opacity="100%" style:font-name="Georgia" fo:font-size="11pt" fo:font-weight="normal" officeooo:rsid="005c98ec" officeooo:paragraph-rsid="005c98ec" style:font-size-asian="11pt" style:font-weight-asian="normal" style:font-size-complex="11pt" style:font-weight-complex="normal"/>
    </style:style>
    <style:style style:name="P22" style:family="paragraph" style:parent-style-name="Standard">
      <style:text-properties fo:color="#000000" loext:opacity="100%" style:font-name="Georgia" fo:font-size="11pt" fo:font-weight="normal" officeooo:rsid="005c98ec" officeooo:paragraph-rsid="005df368" style:font-size-asian="11pt" style:font-weight-asian="normal" style:font-size-complex="11pt"/>
    </style:style>
    <style:style style:name="P23" style:family="paragraph" style:parent-style-name="Standard">
      <style:text-properties fo:color="#000000" loext:opacity="100%" style:font-name="Georgia" fo:font-size="11pt" fo:font-weight="normal" officeooo:paragraph-rsid="003c0081" style:font-size-asian="11pt" style:font-weight-asian="normal"/>
    </style:style>
    <style:style style:name="P24"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5" style:family="paragraph" style:parent-style-name="Standard">
      <style:text-properties fo:color="#000000" loext:opacity="100%" style:font-name="Georgia" fo:font-size="11pt" fo:font-weight="bold" officeooo:rsid="0026a2dc" officeooo:paragraph-rsid="0031ff1d" style:font-size-asian="11pt" style:font-weight-asian="bold" style:font-size-complex="11pt"/>
    </style:style>
    <style:style style:name="P26" style:family="paragraph" style:parent-style-name="Standard">
      <style:text-properties fo:color="#000000" loext:opacity="100%" style:font-name="Georgia" fo:font-size="11pt" fo:font-weight="bold" officeooo:rsid="005ec520" officeooo:paragraph-rsid="005ec520" style:font-size-asian="11pt" style:font-weight-asian="bold" style:font-size-complex="11pt"/>
    </style:style>
    <style:style style:name="P27" style:family="paragraph" style:parent-style-name="Standard">
      <style:text-properties fo:color="#000000" loext:opacity="100%" style:font-name="Georgia" fo:font-weight="normal" officeooo:paragraph-rsid="0037d2b0" style:font-weight-asian="normal" style:font-weight-complex="normal"/>
    </style:style>
    <style:style style:name="T1" style:family="text">
      <style:text-properties style:font-name="Georgia" fo:font-weight="bold" officeooo:rsid="001f6297" style:font-weight-asian="bold" style:font-weight-complex="bold"/>
    </style:style>
    <style:style style:name="T2" style:family="text">
      <style:text-properties style:font-name="Georgia" fo:font-weight="bold" officeooo:rsid="0044d6c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style:font-name="Georgia" fo:font-weight="normal" officeooo:rsid="001f6297" style:font-weight-asian="normal" style:font-weight-complex="normal"/>
    </style:style>
    <style:style style:name="T5" style:family="text">
      <style:text-properties style:font-name="Georgia" fo:font-weight="normal" officeooo:rsid="0026a2dc" style:font-weight-asian="normal" style:font-weight-complex="normal"/>
    </style:style>
    <style:style style:name="T6" style:family="text">
      <style:text-properties style:font-name="Georgia" fo:font-weight="normal" officeooo:rsid="0044d6cd" style:font-weight-asian="normal" style:font-weight-complex="normal"/>
    </style:style>
    <style:style style:name="T7" style:family="text">
      <style:text-properties style:font-name="Georgia" fo:font-weight="normal" officeooo:rsid="0054ab28" style:font-weight-asian="normal" style:font-weight-complex="normal"/>
    </style:style>
    <style:style style:name="T8" style:family="text">
      <style:text-properties style:font-name="Georgia" fo:font-weight="normal" officeooo:rsid="005ec520" style:font-weight-asian="normal" style:font-weight-complex="normal"/>
    </style:style>
    <style:style style:name="T9" style:family="text">
      <style:text-properties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style:font-name="Georgia" fo:language="en" fo:country="US" fo:font-weight="normal" officeooo:rsid="0044d6cd" style:letter-kerning="false" style:font-name-asian="Calibri1" style:language-asian="en" style:country-asian="US" style:font-weight-asian="normal" style:font-name-complex="DejaVu Sans" style:language-complex="ar" style:country-complex="SA" style:font-weight-complex="normal"/>
    </style:style>
    <style:style style:name="T11" style:family="text">
      <style:text-properties style:text-position="super 58%" style:font-name="Georgia" fo:font-weight="normal" officeooo:rsid="001f6297" style:font-weight-asian="normal" style:font-weight-complex="normal"/>
    </style:style>
    <style:style style:name="T12" style:family="text">
      <style:text-properties fo:language="en" fo:country="US" officeooo:rsid="004308e1" style:letter-kerning="false" style:font-name-asian="Calibri1" style:language-asian="en" style:country-asian="US" style:font-name-complex="DejaVu Sans" style:font-size-complex="11pt" style:language-complex="ar" style:country-complex="SA"/>
    </style:style>
    <style:style style:name="T13" style:family="text">
      <style:text-properties fo:language="en" fo:country="US" officeooo:rsid="0039e373" style:letter-kerning="false" style:font-name-asian="Calibri1" style:language-asian="en" style:country-asian="US" style:font-name-complex="DejaVu Sans" style:font-size-complex="11pt" style:language-complex="ar" style:country-complex="SA" style:font-weight-complex="normal"/>
    </style:style>
    <style:style style:name="T14" style:family="text">
      <style:text-properties fo:language="en" fo:country="US" officeooo:rsid="006684c2" style:letter-kerning="false" style:font-name-asian="Calibri1" style:language-asian="en" style:country-asian="US" style:font-name-complex="DejaVu Sans" style:font-size-complex="11pt" style:language-complex="ar" style:country-complex="SA" style:font-weight-complex="normal"/>
    </style:style>
    <style:style style:name="T15" style:family="text">
      <style:text-properties fo:language="en" fo:country="US" officeooo:rsid="0067f343" style:letter-kerning="false" style:font-name-asian="Calibri1" style:language-asian="en" style:country-asian="US" style:font-name-complex="DejaVu Sans" style:font-size-complex="11pt" style:language-complex="ar" style:country-complex="SA" style:font-weight-complex="normal"/>
    </style:style>
    <style:style style:name="T16" style:family="text">
      <style:text-properties fo:language="en" fo:country="US" style:letter-kerning="false" style:font-name-asian="Calibri1" style:language-asian="en" style:country-asian="US" style:font-name-complex="DejaVu Sans" style:language-complex="ar" style:country-complex="SA"/>
    </style:style>
    <style:style style:name="T17" style:family="text">
      <style:text-properties fo:language="en" fo:country="US" officeooo:rsid="003725aa" style:letter-kerning="false" style:font-name-asian="Calibri1" style:language-asian="en" style:country-asian="US" style:font-name-complex="DejaVu Sans" style:language-complex="ar" style:country-complex="SA"/>
    </style:style>
    <style:style style:name="T18" style:family="text">
      <style:text-properties fo:language="en" fo:country="US" officeooo:rsid="00252cb4" style:letter-kerning="false" style:font-name-asian="Calibri1" style:language-asian="en" style:country-asian="US" style:font-name-complex="DejaVu Sans" style:language-complex="ar" style:country-complex="SA" style:font-weight-complex="normal"/>
    </style:style>
    <style:style style:name="T19" style:family="text">
      <style:text-properties fo:language="en" fo:country="US" officeooo:rsid="005df368" style:letter-kerning="false" style:font-name-asian="Calibri1" style:language-asian="en" style:country-asian="US" style:font-name-complex="DejaVu Sans" style:language-complex="ar" style:country-complex="SA" style:font-weight-complex="normal"/>
    </style:style>
    <style:style style:name="T20" style:family="text">
      <style:text-properties fo:language="en" fo:country="US" officeooo:rsid="005ec520" style:letter-kerning="false" style:font-name-asian="Calibri1" style:language-asian="en" style:country-asian="US" style:font-name-complex="DejaVu Sans" style:language-complex="ar" style:country-complex="SA"/>
    </style:style>
    <style:style style:name="T21" style:family="text">
      <style:text-properties fo:language="en" fo:country="US" officeooo:rsid="0060991c" style:letter-kerning="false" style:font-name-asian="Calibri1" style:language-asian="en" style:country-asian="US" style:font-name-complex="DejaVu Sans" style:language-complex="ar" style:country-complex="SA"/>
    </style:style>
    <style:style style:name="T22" style:family="text">
      <style:text-properties fo:language="en" fo:country="US" officeooo:rsid="00641c0f" style:letter-kerning="false" style:font-name-asian="Calibri1" style:language-asian="en" style:country-asian="US" style:font-name-complex="DejaVu Sans" style:language-complex="ar" style:country-complex="SA"/>
    </style:style>
    <style:style style:name="T23"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24"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25"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26"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27"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28"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29" style:family="text">
      <style:text-properties fo:language="en" fo:country="US" fo:font-weight="normal" officeooo:rsid="0045fed9" style:letter-kerning="false" style:font-name-asian="Calibri1" style:language-asian="en" style:country-asian="US" style:font-weight-asian="normal" style:font-name-complex="DejaVu Sans" style:language-complex="ar" style:country-complex="SA" style:font-weight-complex="normal"/>
    </style:style>
    <style:style style:name="T30" style:family="text">
      <style:text-properties fo:language="en" fo:country="US" fo:font-weight="normal" officeooo:rsid="005d79ce" style:letter-kerning="false" style:font-name-asian="Calibri1" style:language-asian="en" style:country-asian="US" style:font-weight-asian="normal" style:font-name-complex="DejaVu Sans" style:language-complex="ar" style:country-complex="SA" style:font-weight-complex="normal"/>
    </style:style>
    <style:style style:name="T31" style:family="text">
      <style:text-properties fo:font-weight="normal" officeooo:rsid="001f6297" style:font-weight-asian="normal" style:font-weight-complex="normal"/>
    </style:style>
    <style:style style:name="T32" style:family="text">
      <style:text-properties fo:font-weight="normal" officeooo:rsid="002000b4" style:font-weight-asian="normal" style:font-weight-complex="normal"/>
    </style:style>
    <style:style style:name="T33" style:family="text">
      <style:text-properties officeooo:rsid="002000b4" style:font-weight-complex="bold"/>
    </style:style>
    <style:style style:name="T34" style:family="text">
      <style:text-properties fo:font-size="12pt"/>
    </style:style>
    <style:style style:name="T35" style:family="text">
      <style:text-properties fo:font-size="12pt" officeooo:rsid="00722b77"/>
    </style:style>
    <style:style style:name="T36" style:family="text">
      <style:text-properties fo:font-size="12pt" officeooo:rsid="0073f4c6"/>
    </style:style>
    <style:style style:name="T37" style:family="text">
      <style:text-properties fo:font-size="12pt" officeooo:rsid="008e58f1"/>
    </style:style>
    <style:style style:name="T38" style:family="text">
      <style:text-properties fo:font-size="11pt" fo:language="en" fo:country="US" officeooo:rsid="0037d2b0" style:letter-kerning="false" style:font-name-asian="Calibri1" style:font-size-asian="11pt" style:language-asian="en" style:country-asian="US" style:font-name-complex="DejaVu Sans" style:font-size-complex="11pt" style:language-complex="ar" style:country-complex="SA"/>
    </style:style>
    <style:style style:name="T39" style:family="text">
      <style:text-properties officeooo:rsid="004ad636"/>
    </style:style>
    <style:style style:name="T40" style:family="text">
      <style:text-properties officeooo:rsid="004b9694"/>
    </style:style>
    <style:style style:name="T41" style:family="text">
      <style:text-properties officeooo:rsid="004c9521"/>
    </style:style>
    <style:style style:name="T42" style:family="text">
      <style:text-properties officeooo:rsid="004d3d79"/>
    </style:style>
    <style:style style:name="T43" style:family="text">
      <style:text-properties officeooo:rsid="0050a877"/>
    </style:style>
    <style:style style:name="T44" style:family="text">
      <style:text-properties officeooo:rsid="00526f02"/>
    </style:style>
    <style:style style:name="T45" style:family="text">
      <style:text-properties officeooo:rsid="0054ab28"/>
    </style:style>
    <style:style style:name="T46" style:family="text">
      <style:text-properties officeooo:rsid="00576854"/>
    </style:style>
    <style:style style:name="T47" style:family="text">
      <style:text-properties officeooo:rsid="00587245"/>
    </style:style>
    <style:style style:name="T48" style:family="text">
      <style:text-properties style:font-weight-complex="normal"/>
    </style:style>
    <style:style style:name="T49" style:family="text">
      <style:text-properties officeooo:rsid="005d79ce" style:font-weight-complex="normal"/>
    </style:style>
    <style:style style:name="T50" style:family="text">
      <style:text-properties officeooo:rsid="00641c0f" style:font-weight-complex="normal"/>
    </style:style>
    <style:style style:name="T51" style:family="text">
      <style:text-properties officeooo:rsid="00659caf" style:font-weight-complex="normal"/>
    </style:style>
    <style:style style:name="T52" style:family="text">
      <style:text-properties officeooo:rsid="005ec520"/>
    </style:style>
    <style:style style:name="T53" style:family="text">
      <style:text-properties officeooo:rsid="00641c0f"/>
    </style:style>
    <style:style style:name="T54" style:family="text">
      <style:text-properties officeooo:rsid="006684c2"/>
    </style:style>
    <style:style style:name="T55" style:family="text">
      <style:text-properties officeooo:rsid="0067f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thnography</text:p>
      <text:p text:style-name="P1"><text:span text:style-name="T12">Marmans of Marmanush</text:span>; <text:span text:style-name="T12">40k</text:span> BBT</text:p>
      <text:p text:style-name="P1"/>
      <text:p text:style-name="P6"><text:span text:style-name="T22">Marman</text:span><text:span text:style-name="T16"> summary:</text:span></text:p>
      <text:p text:style-name="P12">-<text:span text:style-name="T53">Bronze-Age</text:span> coastal cities connected by maritime and inland trade routes</text:p>
      <text:p text:style-name="P12">-Distributed, polytheistic and ancestor-worship religious practices. Focus on nature and social gods</text:p>
      <text:p text:style-name="P23"><text:span text:style-name="T13">-</text:span><text:span text:style-name="T14">Semi-secular </text:span><text:span text:style-name="T13">Oligarch</text:span><text:span text:style-name="T14">y</text:span></text:p>
      <text:p text:style-name="P23"><text:span text:style-name="T14">-</text:span><text:span text:style-name="T15">widespread slavery</text:span></text:p>
      <text:p text:style-name="P23"><text:span text:style-name="T15">-central focus on art and games</text:span></text:p>
      <text:p text:style-name="P1"/>
      <text:p text:style-name="P15"><text:span text:style-name="T4">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1">th</text:span><text:span text:style-name="T4"> parallel south, giving it a warm subtropical climate. In this era, the obliquity </text:span><text:span text:style-name="T6">was mild and was paired with a strong northern precession. This causes a recession in the old thick jungles of the north, replacing them with monsoon-modulated lowlands and seasonally flooded crevices (</text:span><text:span text:style-name="T2">Am</text:span><text:span text:style-name="T6">). </text:span><text:span text:style-name="T10">T</text:span><text:span text:style-name="T4">h</text:span><text:span text:style-name="T6">e floodplains which stretched inland have also dried to seasonally lush savannas (</text:span><text:span text:style-name="T2">Aw</text:span><text:span text:style-name="T6">). Beyond these savannas, </text:span><text:span text:style-name="T10">semi-arid steppes dominate</text:span><text:span text:style-name="T4"> (</text:span><text:span text:style-name="T1">Bsh</text:span><text:span text:style-name="T4">). The arrow’s point is followed by young sharp mountain ranges walling in a deep, hot central desert (</text:span><text:span text:style-name="T1">BWh</text:span><text:span text:style-name="T4">).</text:span></text:p>
      <text:p text:style-name="P3"><text:span text:style-name="T31"><text:tab/>The southeastern coast is fed by the Nos Mori. In this era, subtropical forests and mangroves cover the northern </text:span><text:span text:style-name="T29">quarter</text:span><text:span text:style-name="T31"> of this coastline, fed by the far-reaching monsoons and the </text:span><text:span text:style-name="T32">sea-borne southern winds. The southernmost half of this coastline is dry in the summers, with scraggly tough golden grass and warm coasts. Cool winter rains blow from the south and the west here (</text:span><text:span text:style-name="T33">Csa</text:span><text:span text:style-name="T32">). The southern tip of Huroma is temperate, though the seasonal fluctuations bring heavy battering storms from the west. The land here is almost entirely forested (</text:span><text:span text:style-name="T33">Cfb</text:span><text:span text:style-name="T32">). The western coast of Huroma is much like the southeast, with dry summers and august rains (</text:span><text:span text:style-name="T33">Csa</text:span><text:span text:style-name="T32">).</text:span></text:p>
      <text:p text:style-name="P1"/>
      <text:p text:style-name="P16"><text:span text:style-name="T34">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36">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37">The gap between Huroma and Nomenes is thin, however, and this monsoon wind is relatively weak, making the Nos Mori calmest in the summers.</text:span></text:p>
      <text:p text:style-name="P2"><text:span text:style-name="T35"><text:tab/>The significant body of water between Huroma and the equator dampens the effects of the monsoon season, though the rains are still sufficient to give life to the normally dry subcontinent.</text:span><text:span text:style-name="T34"> </text:span><text:span text:style-name="T35">In Huroma’s dry season, the winter currents flow strongly around the island, making it the eye of the Austera-Nos Mori ocean gyre.</text:span></text:p>
      <text:p text:style-name="P1"/>
      <text:p text:style-name="P13">Food <text:span text:style-name="T45">and resources</text:span>:</text:p>
      <text:p text:style-name="P14"><text:soft-page-break/><text:span text:style-name="T9">C</text:span><text:span text:style-name="T3">rabs, whales, fish on the coasts. Deer in the southern forests. Olives, grapes, </text:span><text:span text:style-name="T5">wh</text:span><text:span text:style-name="T8">e</text:span><text:span text:style-name="T5">at, </text:span><text:span text:style-name="T3">and salt in the Mediterranean climates. Sugarcane in the northern valleys. Cows and water buffalo in the savanna, floodplains, and the coasts. </text:span><text:span text:style-name="T7">Many predatory and non-predatory dinosaurs.</text:span></text:p>
      <text:p text:style-name="P5">Amber and jade in the southern forests. Cocoa in the north. Pearls from clams on the coast.</text:p>
      <text:p text:style-name="P5"/>
      <text:p text:style-name="P5">Civilization:</text:p>
      <text:p text:style-name="P7"/>
      <text:p text:style-name="P8">The Marmans grew from displaced ethnic Huromans <text:span text:style-name="T42">and Nlashikir</text:span> <text:span text:style-name="T39">on the western coast of Huroma. </text:span><text:span text:style-name="T40">Their society was not afflicted by the widespread raiding and fighting characteristic of the Nos Mori collapse to their east. Instead, the changing climate caused the monsoon savannas of their home to dry into semi-arid steppes. They moved south in search of cooler weather, finding it on the southern half of the western coast—a long, Mediterranean stretch of land bounded by the mountains to the east. </text:span><text:span text:style-name="T41">For many centuries, the early Marmans only organized into small villages run in an egalitarian manner between Dzer, elders, and wealthy. </text:span><text:span text:style-name="T43">As their society settled after the collapse, these settlements grew peacefully and retained their oligarchical rule, </text:span><text:span text:style-name="T44">though the greatest administrative power is given to a council of elders with a representative of the Dzer among them. This allows the remaining Dzer council to focus on religious administration, separate from the administration of cities, trade, and war.</text:span></text:p>
      <text:p text:style-name="P8"/>
      <text:p text:style-name="P18">The Marman <text:span text:style-name="T46">city states are each governed separately, both building alliances with each other and occasionally warring. </text:span><text:span text:style-name="T47">Scandals within the city governments are fairly common, as the pseudo-meritocratic social system does not discourage dishonest ascension.</text:span></text:p>
      <text:p text:style-name="P18"/>
      <text:p text:style-name="P19">The politics of the Marman city-state kingdoms are heavily influenced by trade and wealth, and their people have fallen deeply into the ways of tradition, making the system highly stable and respected. <text:span text:style-name="T52">The Marman traders export pearls from clams, slaves captured from outside tribes, </text:span><text:span text:style-name="T20">fine pottery, carved stone and clay and wood, </text:span><text:span text:style-name="T21">the fat of sea creatures, </text:span><text:span text:style-name="T20">and masterwork leather. Nlashikir traders often sell items from distant places, </text:span><text:span text:style-name="T21">notably cocoa and textiles.</text:span></text:p>
      <text:p text:style-name="P20"/>
      <text:p text:style-name="P21">The Marman people are hard working, valuing both artisanal talents and physical aptitude. The are a hierarchical people, generally with strict laws enforcing a stratified view of society. Competition and sports are dear to them, though unlike the very physical competition of the Nlashikir, the Marmans have embraced also the more subjective arts for competition. Poetry, art shows, and sculpture are common.</text:p>
      <text:p text:style-name="P21"/>
      <text:p text:style-name="P22"><text:span text:style-name="T48">The Marman religion is polytheistic, after its predecessor of Ancient Huroman, </text:span><text:span text:style-name="T49">and has a natural </text:span><text:span text:style-name="T50">and social </text:span><text:span text:style-name="T49">focus. Animals and the natural world are revered, and the Marman place within the world is central to tales and beliefs. </text:span><text:span text:style-name="T51">The social life of a Marman citizen is tied heavily into their religious beliefs, and socialite deities form a major part of their pantheon.</text:span><text:span text:style-name="T49"> Cattle and livestock have always been important to the Marmans, making appearances in their earliest legends. Many of their deities bear characteristics of animals, such as the heads of bulls or cows or dinosaurs, or the wings of great birds. </text:span><text:span text:style-name="T18">Astronomy was also important to the Huromans. Their </text:span><text:span text:style-name="T19">priests</text:span><text:span text:style-name="T18"> interpreted the stars and moon in their divinations and oracles.</text:span></text:p>
      <text:p text:style-name="P9"/>
      <text:p text:style-name="P25"><text:span text:style-name="T25">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text:span><text:soft-page-break/><text:span text:style-name="T25">between two groups. </text:span><text:span text:style-name="T24">As towns grew, the spiritual architecture evolved </text:span><text:span text:style-name="T25">around these levels of desire</text:span><text:span text:style-name="T24">: </text:span><text:span text:style-name="T25">at the topmost level, </text:span><text:span text:style-name="T24">shamans came together in the egalitarian spirit of early Huromans and formed oligarchical theocratic groups: the Dzer. The Dzer would act as the medium between the spirits of the city and the people, </text:span><text:span text:style-name="T25">communicating the common desires of the entire city. The Dzer worked rituals around the weather, the a</text:span><text:span text:style-name="T30">s</text:span><text:span text:style-name="T25">tronomical cycles, and health and prosperity. </text:span><text:span text:style-name="T28">Central to the Huromans were the deities of wind and trade. </text:span><text:span text:style-name="T25">The Dzer often lived within a central temple and were supported by all the people of the city. Beneath the Dzer were a number of small religious officials who were not centralized to the largest temple</text:span><text:span text:style-name="T24">. </text:span><text:span text:style-name="T25">These religious officials would carry out the rituals and rites worrying the day-to-day lives of groups. </text:span><text:span text:style-name="T26">The wealthy and respected of a city might seek out a specific one of these officials—called a Praji Dzer—while the warriors, br</text:span><text:span text:style-name="T27">i</text:span><text:span text:style-name="T26">ckmakers, metal-shapers, farmers, or pastors might seek others. Beneath the Praji Dzer were the Sa Dzer, who carried out the rituals within a family—thus, each family had a Sa Dzer, often the family matron.</text:span></text:p>
      <text:p text:style-name="P25"><text:span text:style-name="T26"/></text:p>
      <text:p text:style-name="P26"><text:span text:style-name="T26">T</text:span><text:span text:style-name="T23">here are many religious holidays and festivals, and the religion is practically universal.</text:span></text:p>
      <text:p text:style-name="P10"/>
      <text:p text:style-name="P4"><text:span text:style-name="T30">Marman</text:span><text:span text:style-name="T23"> myths included:</text:span></text:p>
      <text:p text:style-name="P11">-A creation story involving the death of a creator god, the destruction of the world in fire, and the journey of the first peoples from the afterlife to the mortal world.</text:p>
      <text:p text:style-name="P27"><text:span text:style-name="T38">-A story of a great flood over all the l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29T23:27:48.322695123</dc:date>
    <meta:editing-cycles>117</meta:editing-cycles>
    <meta:editing-duration>P2DT22H18M37S</meta:editing-duration>
    <meta:generator>LibreOffice/7.0.4.2$Linux_X86_64 LibreOffice_project/00$Build-2</meta:generator>
    <meta:document-statistic meta:table-count="0" meta:image-count="0" meta:object-count="0" meta:page-count="3" meta:paragraph-count="26" meta:word-count="1282" meta:character-count="8029" meta:non-whitespace-character-count="67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